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Do I ...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PG / PGP</text:p>
            <text:p>Creating and using Keys</text:p>
            <text:p/>
            <text:p>Carl Schmidtmann</text:p>
            <text:p>Interlock Rochest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I Do Thi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ice and Bob want to talk</text:p>
              </text:list-item>
              <text:list-item>
                <text:p>Eve wants to hear what they say</text:p>
              </text:list-item>
              <text:list-item>
                <text:p>Mallory wants to inject stuff into the conversation</text:p>
              </text:list-item>
              <text:list-item>
                <text:p>Oscar wants to mess things up any way pos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ice and Bob generate public and private keys</text:p>
              </text:list-item>
              <text:list-item>
                <text:p>Alice gives Bob her public key and vice versa</text:p>
              </text:list-item>
              <text:list-item>
                <text:p>It is critical that Alice and Bob know the public key truly belongs to the other person and is matched to that other person's private ke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ryp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b encrypts a message or file with Alice's public key</text:p>
              </text:list-item>
              <text:list-item>
                <text:p>The encrypted file can only be decrypted using Alice's private key</text:p>
              </text:list-item>
              <text:list-item>
                <text:p>So Bob can send the file by email or upload to a public server and only Alice can retrieve the contents of the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ce generates a hash of the message or file and encrypts it with her private key</text:p>
              </text:list-item>
              <text:list-item>
                <text:p>When Bob receives the message or file along with the encrypted hash he decypts the hash with Alices public key </text:p>
              </text:list-item>
              <text:list-item>
                <text:p>This proves it was encrypted with her private key</text:p>
              </text:list-item>
              <text:list-item>
                <text:p>Now Bob can check the message or file against the hash so he knows it wasn't changed in trans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ing and Encryp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email you might want to do both</text:p>
              </text:list-item>
              <text:list-item>
                <text:p>Sign the message to ensure it has not been tampered with</text:p>
              </text:list-item>
              <text:list-item>
                <text:p>Encrypt the message so that no one else can see 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 Sig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rlie knows Alice but does not know Bob</text:p>
              </text:list-item>
              <text:list-item>
                <text:p>Alice signs Bob's public key saying she knows Bob and knows that this key is Bob's public key</text:p>
              </text:list-item>
              <text:list-item>
                <text:p>Charlie knows Alice and can verify her signature of Bob's key</text:p>
              </text:list-item>
              <text:list-item>
                <text:p>So Charlie trusts that Bob's public key is really his because he trusts Al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 of Tr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a group of people sign each other's keys</text:p>
              </text:list-item>
              <text:list-item>
                <text:p>A second group of people sign their keys</text:p>
              </text:list-item>
              <text:list-item>
                <text:p>Some member of the first group joins the second group</text:p>
              </text:list-item>
              <text:list-item>
                <text:p>Now everyone in both groups can trust keys from the both groups</text:p>
              </text:list-item>
              <text:list-item>
                <text:p>The more interconnects, the greater the tru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Start</text:p>
          </draw:text-box>
        </draw:frame>
        <draw:frame presentation:style-name="pr4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<text:a xlink:href="https://www.gnupg.org/" xlink:type="simple">https://www.gnupg.org/</text:a></text:p>
                <text:list>
                  <text:list-item>
                    <text:p>Documentation</text:p>
                  </text:list-item>
                  <text:list-item>
                    <text:p>How Tos</text:p>
                  </text:list-item>
                  <text:list-item>
                    <text:p>Downloads</text:p>
                  </text:list-item>
                </text:list>
              </text:list-item>
              <text:list-item>
                <text:p>Linux Package managers</text:p>
                <text:list>
                  <text:list-item>
                    <text:p>yum install</text:p>
                  </text:list-item>
                  <text:list-item>
                    <text:p>synaptic add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gpg4win.org/" xlink:type="simple">https://www.gpg4win.org/</text:a></text:p>
                <text:list>
                  <text:list-item>
                    <text:p>GUI tools for windows</text:p>
                  </text:list-item>
                  <text:list-item>
                    <text:p>Documentation about gpg</text:p>
                  </text:list-item>
                </text:list>
              </text:list-item>
              <text:list-item>
                <text:p><text:a xlink:href="https://www.gnupg.org/related_software/frontends.html" xlink:type="simple">https://www.gnupg.org/related_software/frontends.html</text:a></text:p>
                <text:list>
                  <text:list-item>
                    <text:p>Lots of choices</text:p>
                  </text:list-item>
                  <text:list-item>
                    <text:p>No recommendations</text:p>
                  </text:list-item>
                  <text:list-item>
                    <text:p>Most people I know use command line tool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paring Your Key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the correct software</text:p>
              </text:list-item>
              <text:list-item>
                <text:p>Generate a key pair – public and private</text:p>
              </text:list-item>
              <text:list-item>
                <text:p>Generate the fingerprint of your public key</text:p>
              </text:list-item>
              <text:list-item>
                <text:p>Print the fingerprint, name and email on a slip of paper</text:p>
              </text:list-item>
              <text:list-item>
                <text:p>Submit your public key fingerprint, name and email to the organizer of the key signing party</text:p>
              </text:list-item>
              <text:list-item>
                <text:p>Upload your public key to key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 the Key Sig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 that your fingerprint being distributed to others is correct or give each person a slip with your key, name and email on it</text:p>
              </text:list-item>
              <text:list-item>
                <text:p>Show each person at the key signing your government issued ID – usually passport or driver license – and confirm the accuracy of your fingerprint</text:p>
              </text:list-item>
              <text:list-item>
                <text:p>Check everyone else's ID and fingerprint and keep note of who you check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fter the Key Sig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each person you checked</text:p>
                <text:list>
                  <text:list-item>
                    <text:p>Download their public key from a key server</text:p>
                  </text:list-item>
                  <text:list-item>
                    <text:p>Import the key</text:p>
                  </text:list-item>
                  <text:list-item>
                    <text:p>Sign the key with your private key</text:p>
                  </text:list-item>
                  <text:list-item>
                    <text:p>Send the signed key to the owner of the key</text:p>
                  </text:list-item>
                </text:list>
              </text:list-item>
              <text:list-item>
                <text:p>For each email you receive with a signed key</text:p>
                <text:list>
                  <text:list-item>
                    <text:p>Import the signed key</text:p>
                  </text:list-item>
                  <text:list-item>
                    <text:p>Upload to a key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gnupg.org/" xlink:type="simple">https://www.gnupg.org/</text:a></text:p>
              </text:list-item>
              <text:list-item>
                <text:p><text:a xlink:href="https://www.gnupg.org/related_software/frontends.html" xlink:type="simple">https://www.gnupg.org/related_software/frontends.html</text:a></text:p>
              </text:list-item>
              <text:list-item>
                <text:p><text:a xlink:href="https://www.gpg4win.org/" xlink:type="simple">https://www.gpg4win.org/</text:a></text:p>
              </text:list-item>
              <text:list-item>
                <text:p><text:a xlink:href="https://gpgtools.org/" xlink:type="simple">https://gpgtools.org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20:45:01.342342601</meta:creation-date>
    <dc:date>2016-04-11T20:06:54.087435777</dc:date>
    <meta:editing-duration>PT4M4S</meta:editing-duration>
    <meta:editing-cycles>2</meta:editing-cycles>
    <meta:generator>LibreOffice/5.0.5.2$Linux_X86_64 LibreOffice_project/00$Build-2</meta:generator>
    <meta:document-statistic meta:object-count="77"/>
  </office:meta>
</office:document-meta>
</file>